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27.637cm" svg:height="15.545cm" svg:x="7.892cm" svg:y="0.075cm">
            <draw:object draw:notify-on-update-of-ranges="Arkusz1.P36:Arkusz1.P55 Arkusz1.R36:Arkusz1.R36 Arkusz1.Q36:Arkusz1.Q55 Arkusz1.R1:Arkusz1.R20 Arkusz1.T1:Arkusz1.T1 Arkusz1.S1:Arkusz1.S20 Arkusz1.D36:Arkusz1.D55 Arkusz1.F36:Arkusz1.F36 Arkusz1.E36:Arkusz1.E55 Arkusz1.A36:Arkusz1.A55 Arkusz1.C36:Arkusz1.C36 Arkusz1.B36:Arkusz1.B55 Arkusz1.A2:Arkusz1.A23 Arkusz1.C1:Arkusz1.C1 Arkusz1.B2:Arkusz1.B23 Arkusz1.A25:Arkusz1.A34 Arkusz1.C25:Arkusz1.C25 Arkusz1.B25:Arkusz1.B34 Arkusz1.T36:Arkusz1.T55 Arkusz1.V36:Arkusz1.V36 Arkusz1.U36:Arkusz1.U55 Arkusz1.H36:Arkusz1.H55 Arkusz1.J36:Arkusz1.J36 Arkusz1.I36:Arkusz1.I55 Arkusz1.L36:Arkusz1.L55 Arkusz1.N36:Arkusz1.N36 Arkusz1.M36:Arkusz1.M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L(cm)</text:p>
          </table:table-cell>
          <table:table-cell office:value-type="string" calcext:value-type="string">
            <text:p>N(n<text:span text:style-name="T1">0</text:span><text:span text:style-name="T2">)</text:span></text:p>
          </table:table-cell>
          <table:table-cell office:value-type="string" calcext:value-type="string">
            <text:p>m50%Pb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4985" calcext:value-type="float">
            <text:p>4985</text:p>
          </table:table-cell>
          <table:table-cell office:value-type="string" calcext:value-type="string">
            <text:p>m30%Pb-Run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7660" calcext:value-type="float">
            <text:p>76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7711" calcext:value-type="float">
            <text:p>771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45" calcext:value-type="float">
            <text:p>5445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9589" calcext:value-type="float">
            <text:p>95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73" calcext:value-type="float">
            <text:p>7773</text:p>
          </table:table-cell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0817" calcext:value-type="float">
            <text:p>1081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31" calcext:value-type="float">
            <text:p>8931</text:p>
          </table:table-cell>
          <table:table-cell table:number-columns-repeated="15"/>
          <table:table-cell office:value-type="float" office:value="35" calcext:value-type="float">
            <text:p>35</text:p>
          </table:table-cell>
          <table:table-cell office:value-type="float" office:value="12274" calcext:value-type="float">
            <text:p>1227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46" calcext:value-type="float">
            <text:p>10946</text:p>
          </table:table-cell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12788" calcext:value-type="float">
            <text:p>1278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273" calcext:value-type="float">
            <text:p>12273</text:p>
          </table:table-cell>
          <table:table-cell table:number-columns-repeated="15"/>
          <table:table-cell office:value-type="float" office:value="95" calcext:value-type="float">
            <text:p>95</text:p>
          </table:table-cell>
          <table:table-cell office:value-type="float" office:value="12871" calcext:value-type="float">
            <text:p>1287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573" calcext:value-type="float">
            <text:p>12573</text:p>
          </table:table-cell>
          <table:table-cell table:number-columns-repeated="15"/>
          <table:table-cell office:value-type="float" office:value="85" calcext:value-type="float">
            <text:p>85</text:p>
          </table:table-cell>
          <table:table-cell office:value-type="float" office:value="13272" calcext:value-type="float">
            <text:p>132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94" calcext:value-type="float">
            <text:p>13094</text:p>
          </table:table-cell>
          <table:table-cell table:number-columns-repeated="15"/>
          <table:table-cell office:value-type="float" office:value="60" calcext:value-type="float">
            <text:p>60</text:p>
          </table:table-cell>
          <table:table-cell office:value-type="float" office:value="13270" calcext:value-type="float">
            <text:p>1327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649" calcext:value-type="float">
            <text:p>13649</text:p>
          </table:table-cell>
          <table:table-cell table:number-columns-repeated="15"/>
          <table:table-cell office:value-type="float" office:value="100" calcext:value-type="float">
            <text:p>100</text:p>
          </table:table-cell>
          <table:table-cell office:value-type="float" office:value="13274" calcext:value-type="float">
            <text:p>1327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681" calcext:value-type="float">
            <text:p>13681</text:p>
          </table:table-cell>
          <table:table-cell table:number-columns-repeated="15"/>
          <table:table-cell office:value-type="float" office:value="50" calcext:value-type="float">
            <text:p>50</text:p>
          </table:table-cell>
          <table:table-cell office:value-type="float" office:value="13324" calcext:value-type="float">
            <text:p>1332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225" calcext:value-type="float">
            <text:p>13225</text:p>
          </table:table-cell>
          <table:table-cell table:number-columns-repeated="15"/>
          <table:table-cell office:value-type="float" office:value="40" calcext:value-type="float">
            <text:p>40</text:p>
          </table:table-cell>
          <table:table-cell office:value-type="float" office:value="13315" calcext:value-type="float">
            <text:p>1331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310" calcext:value-type="float">
            <text:p>13310</text:p>
          </table:table-cell>
          <table:table-cell table:number-columns-repeated="15"/>
          <table:table-cell office:value-type="float" office:value="45" calcext:value-type="float">
            <text:p>45</text:p>
          </table:table-cell>
          <table:table-cell office:value-type="float" office:value="13275" calcext:value-type="float">
            <text:p>1327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09" calcext:value-type="float">
            <text:p>13009</text:p>
          </table:table-cell>
          <table:table-cell table:number-columns-repeated="15"/>
          <table:table-cell office:value-type="float" office:value="65" calcext:value-type="float">
            <text:p>65</text:p>
          </table:table-cell>
          <table:table-cell office:value-type="float" office:value="13337" calcext:value-type="float">
            <text:p>1333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09" calcext:value-type="float">
            <text:p>13009</text:p>
          </table:table-cell>
          <table:table-cell table:number-columns-repeated="15"/>
          <table:table-cell office:value-type="float" office:value="55" calcext:value-type="float">
            <text:p>55</text:p>
          </table:table-cell>
          <table:table-cell office:value-type="float" office:value="13376" calcext:value-type="float">
            <text:p>1337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767" calcext:value-type="float">
            <text:p>12767</text:p>
          </table:table-cell>
          <table:table-cell table:number-columns-repeated="15"/>
          <table:table-cell office:value-type="float" office:value="90" calcext:value-type="float">
            <text:p>90</text:p>
          </table:table-cell>
          <table:table-cell office:value-type="float" office:value="13364" calcext:value-type="float">
            <text:p>1336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609" calcext:value-type="float">
            <text:p>12609</text:p>
          </table:table-cell>
          <table:table-cell table:number-columns-repeated="15"/>
          <table:table-cell office:value-type="float" office:value="70" calcext:value-type="float">
            <text:p>70</text:p>
          </table:table-cell>
          <table:table-cell office:value-type="float" office:value="13342" calcext:value-type="float">
            <text:p>1334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400" calcext:value-type="float">
            <text:p>12400</text:p>
          </table:table-cell>
          <table:table-cell table:number-columns-repeated="15"/>
          <table:table-cell office:value-type="float" office:value="80" calcext:value-type="float">
            <text:p>80</text:p>
          </table:table-cell>
          <table:table-cell office:value-type="float" office:value="13341" calcext:value-type="float">
            <text:p>1334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511" calcext:value-type="float">
            <text:p>11511</text:p>
          </table:table-cell>
          <table:table-cell table:number-columns-repeated="15"/>
          <table:table-cell office:value-type="float" office:value="75" calcext:value-type="float">
            <text:p>75</text:p>
          </table:table-cell>
          <table:table-cell office:value-type="float" office:value="13313" calcext:value-type="float">
            <text:p>1331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10" calcext:value-type="float">
            <text:p>11110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838" calcext:value-type="float">
            <text:p>10838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68" calcext:value-type="float">
            <text:p>10168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m60%Pb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00" calcext:value-type="float">
            <text:p>9600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171" calcext:value-type="float">
            <text:p>12171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099" calcext:value-type="float">
            <text:p>1309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479" calcext:value-type="float">
            <text:p>13479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92" calcext:value-type="float">
            <text:p>13592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504" calcext:value-type="float">
            <text:p>13504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504" calcext:value-type="float">
            <text:p>1350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253" calcext:value-type="float">
            <text:p>13253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412" calcext:value-type="float">
            <text:p>1241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m40%Pb</text:p>
          </table:table-cell>
          <table:table-cell office:value-type="float" office:value="5" calcext:value-type="float">
            <text:p>5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m30%P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80%P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m100%P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m10%P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m60%Pb-Run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19" calcext:value-type="float">
            <text:p>65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34" calcext:value-type="float">
            <text:p>5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409" calcext:value-type="float">
            <text:p>840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756" calcext:value-type="float">
            <text:p>675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176" calcext:value-type="float">
            <text:p>61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62" calcext:value-type="float">
            <text:p>596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83" calcext:value-type="float">
            <text:p>868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198" calcext:value-type="float">
            <text:p>719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189" calcext:value-type="float">
            <text:p>1018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639" calcext:value-type="float">
            <text:p>863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951" calcext:value-type="float">
            <text:p>795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744" calcext:value-type="float">
            <text:p>87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78" calcext:value-type="float">
            <text:p>101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510" calcext:value-type="float">
            <text:p>95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471" calcext:value-type="float">
            <text:p>1147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084" calcext:value-type="float">
            <text:p>1108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397" calcext:value-type="float">
            <text:p>93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817" calcext:value-type="float">
            <text:p>108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900" calcext:value-type="float">
            <text:p>119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185" calcext:value-type="float">
            <text:p>111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1602" calcext:value-type="float">
            <text:p>1160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718" calcext:value-type="float">
            <text:p>1271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057" calcext:value-type="float">
            <text:p>1205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1912" calcext:value-type="float">
            <text:p>1191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380" calcext:value-type="float">
            <text:p>1238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3235" calcext:value-type="float">
            <text:p>1323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3264" calcext:value-type="float">
            <text:p>1326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486" calcext:value-type="float">
            <text:p>1148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3152" calcext:value-type="float">
            <text:p>1315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15" calcext:value-type="float">
            <text:p>124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584" calcext:value-type="float">
            <text:p>1158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3322" calcext:value-type="float">
            <text:p>1332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3900" calcext:value-type="float">
            <text:p>139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3061" calcext:value-type="float">
            <text:p>1306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3134" calcext:value-type="float">
            <text:p>1313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116" calcext:value-type="float">
            <text:p>131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255" calcext:value-type="float">
            <text:p>1225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795" calcext:value-type="float">
            <text:p>137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879" calcext:value-type="float">
            <text:p>1387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2604" calcext:value-type="float">
            <text:p>1260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599" calcext:value-type="float">
            <text:p>1359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86" calcext:value-type="float">
            <text:p>134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449" calcext:value-type="float">
            <text:p>1244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959" calcext:value-type="float">
            <text:p>1395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886" calcext:value-type="float">
            <text:p>1388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063" calcext:value-type="float">
            <text:p>1306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712" calcext:value-type="float">
            <text:p>137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210" calcext:value-type="float">
            <text:p>132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594" calcext:value-type="float">
            <text:p>1259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3893" calcext:value-type="float">
            <text:p>1389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4022" calcext:value-type="float">
            <text:p>1402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3093" calcext:value-type="float">
            <text:p>1309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3590" calcext:value-type="float">
            <text:p>1359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484" calcext:value-type="float">
            <text:p>1348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676" calcext:value-type="float">
            <text:p>1267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3854" calcext:value-type="float">
            <text:p>1385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3995" calcext:value-type="float">
            <text:p>1399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3082" calcext:value-type="float">
            <text:p>1308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3568" calcext:value-type="float">
            <text:p>1356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477" calcext:value-type="float">
            <text:p>134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641" calcext:value-type="float">
            <text:p>1264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893" calcext:value-type="float">
            <text:p>1389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996" calcext:value-type="float">
            <text:p>1399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274" calcext:value-type="float">
            <text:p>1327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527" calcext:value-type="float">
            <text:p>1352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42" calcext:value-type="float">
            <text:p>1354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451" calcext:value-type="float">
            <text:p>1245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899" calcext:value-type="float">
            <text:p>1389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991" calcext:value-type="float">
            <text:p>1399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092" calcext:value-type="float">
            <text:p>1309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724" calcext:value-type="float">
            <text:p>1372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09" calcext:value-type="float">
            <text:p>135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407" calcext:value-type="float">
            <text:p>1240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855" calcext:value-type="float">
            <text:p>1385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906" calcext:value-type="float">
            <text:p>1390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267" calcext:value-type="float">
            <text:p>1326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475" calcext:value-type="float">
            <text:p>134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457" calcext:value-type="float">
            <text:p>1245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865" calcext:value-type="float">
            <text:p>1386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946" calcext:value-type="float">
            <text:p>1394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240" calcext:value-type="float">
            <text:p>1324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709" calcext:value-type="float">
            <text:p>1370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542" calcext:value-type="float">
            <text:p>1354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846" calcext:value-type="float">
            <text:p>1384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945" calcext:value-type="float">
            <text:p>1394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285" calcext:value-type="float">
            <text:p>1328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561" calcext:value-type="float">
            <text:p>1356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490" calcext:value-type="float">
            <text:p>1349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959" calcext:value-type="float">
            <text:p>1195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3922" calcext:value-type="float">
            <text:p>1392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3967" calcext:value-type="float">
            <text:p>1396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3115" calcext:value-type="float">
            <text:p>131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3716" calcext:value-type="float">
            <text:p>1371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542" calcext:value-type="float">
            <text:p>1354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967" calcext:value-type="float">
            <text:p>1196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3891" calcext:value-type="float">
            <text:p>1389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4014" calcext:value-type="float">
            <text:p>1401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3559" calcext:value-type="float">
            <text:p>1355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281" calcext:value-type="float">
            <text:p>1328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465" calcext:value-type="float">
            <text:p>1146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3891" calcext:value-type="float">
            <text:p>1389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3937" calcext:value-type="float">
            <text:p>1393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2929" calcext:value-type="float">
            <text:p>1292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3524" calcext:value-type="float">
            <text:p>1352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507" calcext:value-type="float">
            <text:p>135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637" calcext:value-type="float">
            <text:p>1163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900" calcext:value-type="float">
            <text:p>139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855" calcext:value-type="float">
            <text:p>1385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062" calcext:value-type="float">
            <text:p>130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187" calcext:value-type="float">
            <text:p>13187</text:p>
          </table:table-cell>
          <table:table-cell/>
        </table:table-row>
      </table:table>
      <table:named-expressions/>
      <table:database-ranges>
        <table:database-range table:name="__Anonymous_Sheet_DB__0" table:target-range-address="Arkusz1.T36:Arkusz1.U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8:51:34.975290765</meta:creation-date>
    <dc:date>2024-03-10T21:32:51.337988818</dc:date>
    <meta:editing-duration>PT1H16M11S</meta:editing-duration>
    <meta:editing-cycles>13</meta:editing-cycles>
    <meta:generator>LibreOffice/7.3.7.2$Linux_X86_64 LibreOffice_project/30$Build-2</meta:generator>
    <meta:document-statistic meta:table-count="1" meta:cell-count="3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638cm" svg:height="15.546cm" xlink:href=".." xlink:type="simple" chart:class="chart:scatter" chart:style-name="ch1">
        <chart:title svg:x="9.013cm" svg:y="0.446cm" chart:style-name="ch2">
          <text:p>Ilość neutronów w zależności od długości Bloku</text:p>
        </chart:title>
        <chart:subtitle svg:x="12.757cm" svg:y="1.535cm" chart:style-name="ch3">
          <text:p>p=10GeV/c</text:p>
        </chart:subtitle>
        <chart:legend chart:legend-position="end" svg:x="23.992cm" svg:y="5.482cm" style:legend-expansion="high" chart:style-name="ch4"/>
        <chart:plot-area chart:style-name="ch5" table:cell-range-address="Arkusz1.P36:Arkusz1.Q55 Arkusz1.R36:Arkusz1.R36 Arkusz1.T1:Arkusz1.T1 Arkusz1.S1:Arkusz1.S20 Arkusz1.F36:Arkusz1.F36 Arkusz1.E36:Arkusz1.E55 Arkusz1.C36:Arkusz1.C36 Arkusz1.B36:Arkusz1.B55 Arkusz1.C1:Arkusz1.C1 Arkusz1.B2:Arkusz1.B23 Arkusz1.C25:Arkusz1.C25 Arkusz1.B25:Arkusz1.B34 Arkusz1.V36:Arkusz1.V36 Arkusz1.U36:Arkusz1.U55 Arkusz1.J36:Arkusz1.J36 Arkusz1.I36:Arkusz1.I55 Arkusz1.N36:Arkusz1.N36 Arkusz1.M36:Arkusz1.M55" chart:data-source-has-labels="row" svg:x="1.563cm" svg:y="2.528cm" svg:width="21.877cm" svg:height="11.727cm">
          <chart:coordinate-region svg:x="2.739cm" svg:y="2.727cm" svg:width="20.42cm" svg:height="10.881cm"/>
          <chart:axis chart:dimension="x" chart:name="primary-x" chart:style-name="ch6">
            <chart:title svg:x="12.034cm" svg:y="14.565cm" chart:style-name="ch7">
              <text:p>L(cm)</text:p>
            </chart:title>
          </chart:axis>
          <chart:axis chart:dimension="y" chart:name="primary-y" chart:style-name="ch8">
            <chart:title svg:x="0.451cm" svg:y="8.766cm" chart:style-name="ch9">
              <text:p>N(n)</text:p>
            </chart:title>
            <chart:grid chart:style-name="ch10" chart:class="major"/>
          </chart:axis>
          <chart:series chart:style-name="ch11" chart:values-cell-range-address="Arkusz1.Q36:Arkusz1.Q55" chart:label-cell-address="Arkusz1.R36:Arkusz1.R36" chart:class="chart:scatter">
            <chart:domain table:cell-range-address="Arkusz1.P36:Arkusz1.P55"/>
            <chart:data-point chart:repeated="20"/>
          </chart:series>
          <chart:series chart:style-name="ch12" chart:values-cell-range-address="Arkusz1.S1:Arkusz1.S20" chart:label-cell-address="Arkusz1.T1:Arkusz1.T1" chart:class="chart:scatter">
            <chart:domain table:cell-range-address="Arkusz1.R1:Arkusz1.R20"/>
            <chart:data-point chart:repeated="20"/>
          </chart:series>
          <chart:series chart:style-name="ch13" chart:values-cell-range-address="Arkusz1.E36:Arkusz1.E55" chart:label-cell-address="Arkusz1.F36:Arkusz1.F36" chart:class="chart:scatter">
            <chart:domain table:cell-range-address="Arkusz1.D36:Arkusz1.D55"/>
            <chart:data-point chart:repeated="20"/>
          </chart:series>
          <chart:series chart:style-name="ch14" chart:values-cell-range-address="Arkusz1.B36:Arkusz1.B55" chart:label-cell-address="Arkusz1.C36:Arkusz1.C36" chart:class="chart:scatter">
            <chart:domain table:cell-range-address="Arkusz1.A36:Arkusz1.A55"/>
            <chart:data-point chart:repeated="20"/>
          </chart:series>
          <chart:series chart:style-name="ch15" chart:values-cell-range-address="Arkusz1.B2:Arkusz1.B23" chart:label-cell-address="Arkusz1.C1:Arkusz1.C1" chart:class="chart:scatter">
            <chart:domain table:cell-range-address="Arkusz1.A2:Arkusz1.A23"/>
            <chart:data-point chart:repeated="22"/>
          </chart:series>
          <chart:series chart:style-name="ch16" chart:values-cell-range-address="Arkusz1.B25:Arkusz1.B34" chart:label-cell-address="Arkusz1.C25:Arkusz1.C25" chart:class="chart:scatter">
            <chart:domain table:cell-range-address="Arkusz1.A25:Arkusz1.A34"/>
            <chart:data-point chart:repeated="10"/>
          </chart:series>
          <chart:series chart:style-name="ch17" chart:values-cell-range-address="Arkusz1.U36:Arkusz1.U55" chart:label-cell-address="Arkusz1.V36:Arkusz1.V36" chart:class="chart:scatter">
            <chart:domain table:cell-range-address="Arkusz1.T36:Arkusz1.T55"/>
            <chart:data-point chart:repeated="20"/>
          </chart:series>
          <chart:series chart:style-name="ch18" chart:values-cell-range-address="Arkusz1.I36:Arkusz1.I55" chart:label-cell-address="Arkusz1.J36:Arkusz1.J36" chart:class="chart:scatter">
            <chart:domain table:cell-range-address="Arkusz1.H36:Arkusz1.H55"/>
            <chart:data-point chart:repeated="20"/>
          </chart:series>
          <chart:series chart:style-name="ch19" chart:values-cell-range-address="Arkusz1.M36:Arkusz1.M55" chart:label-cell-address="Arkusz1.N36:Arkusz1.N36" chart:class="chart:scatter">
            <chart:domain table:cell-range-address="Arkusz1.L36:Arkusz1.L55"/>
            <chart:data-point chart:repeated="2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P</text:p>
              </table:table-cell>
              <table:table-cell office:value-type="string">
                <text:p>m10%Pb</text:p>
                <draw:g>
                  <svg:desc>Arkusz1.R36:Arkusz1.R36</svg:desc>
                </draw:g>
              </table:table-cell>
              <table:table-cell office:value-type="string">
                <text:p>Kolumna R</text:p>
              </table:table-cell>
              <table:table-cell office:value-type="string">
                <text:p>m30%Pb-Run2</text:p>
                <draw:g>
                  <svg:desc>Arkusz1.T1:Arkusz1.T1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m30%Pb</text:p>
                <draw:g>
                  <svg:desc>Arkusz1.F36:Arkusz1.F36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m40%Pb</text:p>
                <draw:g>
                  <svg:desc>Arkusz1.C36:Arkusz1.C36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m50%Pb</text:p>
                <draw:g>
                  <svg:desc>Arkusz1.C1:Arkusz1.C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m60%Pb</text:p>
                <draw:g>
                  <svg:desc>Arkusz1.C25:Arkusz1.C25</svg:desc>
                </draw:g>
              </table:table-cell>
              <table:table-cell office:value-type="string">
                <text:p>Kolumna T</text:p>
              </table:table-cell>
              <table:table-cell office:value-type="string">
                <text:p>m60%Pb-Run2</text:p>
                <draw:g>
                  <svg:desc>Arkusz1.V36:Arkusz1.V36</svg:desc>
                </draw:g>
              </table:table-cell>
              <table:table-cell office:value-type="string">
                <text:p>Kolumna H</text:p>
              </table:table-cell>
              <table:table-cell office:value-type="string">
                <text:p>m80%Pb</text:p>
                <draw:g>
                  <svg:desc>Arkusz1.J36:Arkusz1.J36</svg:desc>
                </draw:g>
              </table:table-cell>
              <table:table-cell office:value-type="string">
                <text:p>Kolumna L</text:p>
              </table:table-cell>
              <table:table-cell office:value-type="string">
                <text:p>m100%Pb</text:p>
                <draw:g>
                  <svg:desc>Arkusz1.N36:Arkusz1.N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P36:Arkusz1.P55</svg:desc>
                </draw:g>
              </table:table-cell>
              <table:table-cell office:value-type="float" office:value="4145">
                <text:p>4145</text:p>
                <draw:g>
                  <svg:desc>Arkusz1.Q36:Arkusz1.Q55</svg:desc>
                </draw:g>
              </table:table-cell>
              <table:table-cell office:value-type="float" office:value="5">
                <text:p>5</text:p>
                <draw:g>
                  <svg:desc>Arkusz1.R1:Arkusz1.R20</svg:desc>
                </draw:g>
              </table:table-cell>
              <table:table-cell office:value-type="float" office:value="4985">
                <text:p>4985</text:p>
                <draw:g>
                  <svg:desc>Arkusz1.S1:Arkusz1.S20</svg:desc>
                </draw:g>
              </table:table-cell>
              <table:table-cell office:value-type="float" office:value="5">
                <text:p>5</text:p>
                <draw:g>
                  <svg:desc>Arkusz1.D36:Arkusz1.D55</svg:desc>
                </draw:g>
              </table:table-cell>
              <table:table-cell office:value-type="float" office:value="3914">
                <text:p>3914</text:p>
                <draw:g>
                  <svg:desc>Arkusz1.E36:Arkusz1.E55</svg:desc>
                </draw:g>
              </table:table-cell>
              <table:table-cell office:value-type="float" office:value="5">
                <text:p>5</text:p>
                <draw:g>
                  <svg:desc>Arkusz1.A36:Arkusz1.A55</svg:desc>
                </draw:g>
              </table:table-cell>
              <table:table-cell office:value-type="float" office:value="4047">
                <text:p>4047</text:p>
                <draw:g>
                  <svg:desc>Arkusz1.B36:Arkusz1.B55</svg:desc>
                </draw:g>
              </table:table-cell>
              <table:table-cell office:value-type="float" office:value="1">
                <text:p>1</text:p>
                <draw:g>
                  <svg:desc>Arkusz1.A2:Arkusz1.A23</svg:desc>
                </draw:g>
              </table:table-cell>
              <table:table-cell office:value-type="float" office:value="553">
                <text:p>553</text:p>
                <draw:g>
                  <svg:desc>Arkusz1.B2:Arkusz1.B23</svg:desc>
                </draw:g>
              </table:table-cell>
              <table:table-cell office:value-type="float" office:value="10">
                <text:p>10</text:p>
                <draw:g>
                  <svg:desc>Arkusz1.A25:Arkusz1.A34</svg:desc>
                </draw:g>
              </table:table-cell>
              <table:table-cell office:value-type="float" office:value="4932">
                <text:p>4932</text:p>
                <draw:g>
                  <svg:desc>Arkusz1.B25:Arkusz1.B34</svg:desc>
                </draw:g>
              </table:table-cell>
              <table:table-cell office:value-type="float" office:value="5">
                <text:p>5</text:p>
                <draw:g>
                  <svg:desc>Arkusz1.T36:Arkusz1.T55</svg:desc>
                </draw:g>
              </table:table-cell>
              <table:table-cell office:value-type="float" office:value="4349">
                <text:p>4349</text:p>
                <draw:g>
                  <svg:desc>Arkusz1.U36:Arkusz1.U55</svg:desc>
                </draw:g>
              </table:table-cell>
              <table:table-cell office:value-type="float" office:value="5">
                <text:p>5</text:p>
                <draw:g>
                  <svg:desc>Arkusz1.H36:Arkusz1.H55</svg:desc>
                </draw:g>
              </table:table-cell>
              <table:table-cell office:value-type="float" office:value="4164">
                <text:p>4164</text:p>
                <draw:g>
                  <svg:desc>Arkusz1.I36:Arkusz1.I55</svg:desc>
                </draw:g>
              </table:table-cell>
              <table:table-cell office:value-type="float" office:value="5">
                <text:p>5</text:p>
                <draw:g>
                  <svg:desc>Arkusz1.L36:Arkusz1.L55</svg:desc>
                </draw:g>
              </table:table-cell>
              <table:table-cell office:value-type="float" office:value="4614">
                <text:p>4614</text:p>
                <draw:g>
                  <svg:desc>Arkusz1.M36:Arkusz1.M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176">
                <text:p>6176</text:p>
              </table:table-cell>
              <table:table-cell office:value-type="float" office:value="15">
                <text:p>15</text:p>
              </table:table-cell>
              <table:table-cell office:value-type="float" office:value="7660">
                <text:p>7660</text:p>
              </table:table-cell>
              <table:table-cell office:value-type="float" office:value="10">
                <text:p>10</text:p>
              </table:table-cell>
              <table:table-cell office:value-type="float" office:value="5534">
                <text:p>5534</text:p>
              </table:table-cell>
              <table:table-cell office:value-type="float" office:value="10">
                <text:p>10</text:p>
              </table:table-cell>
              <table:table-cell office:value-type="float" office:value="6519">
                <text:p>6519</text:p>
              </table:table-cell>
              <table:table-cell office:value-type="float" office:value="5">
                <text:p>5</text:p>
              </table:table-cell>
              <table:table-cell office:value-type="float" office:value="3012">
                <text:p>3012</text:p>
              </table:table-cell>
              <table:table-cell office:value-type="float" office:value="20">
                <text:p>20</text:p>
              </table:table-cell>
              <table:table-cell office:value-type="float" office:value="9600">
                <text:p>9600</text:p>
              </table:table-cell>
              <table:table-cell office:value-type="float" office:value="10">
                <text:p>10</text:p>
              </table:table-cell>
              <table:table-cell office:value-type="float" office:value="5962">
                <text:p>5962</text:p>
              </table:table-cell>
              <table:table-cell office:value-type="float" office:value="10">
                <text:p>10</text:p>
              </table:table-cell>
              <table:table-cell office:value-type="float" office:value="8409">
                <text:p>8409</text:p>
              </table:table-cell>
              <table:table-cell office:value-type="float" office:value="10">
                <text:p>10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7951">
                <text:p>7951</text:p>
              </table:table-cell>
              <table:table-cell office:value-type="float" office:value="10">
                <text:p>10</text:p>
              </table:table-cell>
              <table:table-cell office:value-type="float" office:value="7711">
                <text:p>7711</text:p>
              </table:table-cell>
              <table:table-cell office:value-type="float" office:value="15">
                <text:p>15</text:p>
              </table:table-cell>
              <table:table-cell office:value-type="float" office:value="7198">
                <text:p>7198</text:p>
              </table:table-cell>
              <table:table-cell office:value-type="float" office:value="15">
                <text:p>15</text:p>
              </table:table-cell>
              <table:table-cell office:value-type="float" office:value="8683">
                <text:p>8683</text:p>
              </table:table-cell>
              <table:table-cell office:value-type="float" office:value="10">
                <text:p>10</text:p>
              </table:table-cell>
              <table:table-cell office:value-type="float" office:value="5445">
                <text:p>5445</text:p>
              </table:table-cell>
              <table:table-cell office:value-type="float" office:value="30">
                <text:p>30</text:p>
              </table:table-cell>
              <table:table-cell office:value-type="float" office:value="12171">
                <text:p>12171</text:p>
              </table:table-cell>
              <table:table-cell office:value-type="float" office:value="15">
                <text:p>15</text:p>
              </table:table-cell>
              <table:table-cell office:value-type="float" office:value="8744">
                <text:p>8744</text:p>
              </table:table-cell>
              <table:table-cell office:value-type="float" office:value="15">
                <text:p>15</text:p>
              </table:table-cell>
              <table:table-cell office:value-type="float" office:value="10189">
                <text:p>10189</text:p>
              </table:table-cell>
              <table:table-cell office:value-type="float" office:value="15">
                <text:p>15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9397">
                <text:p>9397</text:p>
              </table:table-cell>
              <table:table-cell office:value-type="float" office:value="20">
                <text:p>20</text:p>
              </table:table-cell>
              <table:table-cell office:value-type="float" office:value="9589">
                <text:p>9589</text:p>
              </table:table-cell>
              <table:table-cell office:value-type="float" office:value="20">
                <text:p>20</text:p>
              </table:table-cell>
              <table:table-cell office:value-type="float" office:value="9510">
                <text:p>9510</text:p>
              </table:table-cell>
              <table:table-cell office:value-type="float" office:value="20">
                <text:p>20</text:p>
              </table:table-cell>
              <table:table-cell office:value-type="float" office:value="10178">
                <text:p>10178</text:p>
              </table:table-cell>
              <table:table-cell office:value-type="float" office:value="15">
                <text:p>15</text:p>
              </table:table-cell>
              <table:table-cell office:value-type="float" office:value="7773">
                <text:p>7773</text:p>
              </table:table-cell>
              <table:table-cell office:value-type="float" office:value="35">
                <text:p>35</text:p>
              </table:table-cell>
              <table:table-cell office:value-type="float" office:value="13099">
                <text:p>13099</text:p>
              </table:table-cell>
              <table:table-cell office:value-type="float" office:value="20">
                <text:p>20</text:p>
              </table:table-cell>
              <table:table-cell office:value-type="float" office:value="10817">
                <text:p>10817</text:p>
              </table:table-cell>
              <table:table-cell office:value-type="float" office:value="20">
                <text:p>20</text:p>
              </table:table-cell>
              <table:table-cell office:value-type="float" office:value="11471">
                <text:p>11471</text:p>
              </table:table-cell>
              <table:table-cell office:value-type="float" office:value="20">
                <text:p>20</text:p>
              </table:table-cell>
              <table:table-cell office:value-type="float" office:value="11084">
                <text:p>11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2057">
                <text:p>12057</text:p>
              </table:table-cell>
              <table:table-cell office:value-type="float" office:value="25">
                <text:p>25</text:p>
              </table:table-cell>
              <table:table-cell office:value-type="float" office:value="10817">
                <text:p>10817</text:p>
              </table:table-cell>
              <table:table-cell office:value-type="float" office:value="25">
                <text:p>25</text:p>
              </table:table-cell>
              <table:table-cell office:value-type="float" office:value="11185">
                <text:p>11185</text:p>
              </table:table-cell>
              <table:table-cell office:value-type="float" office:value="25">
                <text:p>25</text:p>
              </table:table-cell>
              <table:table-cell office:value-type="float" office:value="11900">
                <text:p>11900</text:p>
              </table:table-cell>
              <table:table-cell office:value-type="float" office:value="20">
                <text:p>20</text:p>
              </table:table-cell>
              <table:table-cell office:value-type="float" office:value="8931">
                <text:p>8931</text:p>
              </table:table-cell>
              <table:table-cell office:value-type="float" office:value="40">
                <text:p>40</text:p>
              </table:table-cell>
              <table:table-cell office:value-type="float" office:value="13479">
                <text:p>13479</text:p>
              </table:table-cell>
              <table:table-cell office:value-type="float" office:value="25">
                <text:p>25</text:p>
              </table:table-cell>
              <table:table-cell office:value-type="float" office:value="11912">
                <text:p>11912</text:p>
              </table:table-cell>
              <table:table-cell office:value-type="float" office:value="25">
                <text:p>25</text:p>
              </table:table-cell>
              <table:table-cell office:value-type="float" office:value="11602">
                <text:p>11602</text:p>
              </table:table-cell>
              <table:table-cell office:value-type="float" office:value="25">
                <text:p>25</text:p>
              </table:table-cell>
              <table:table-cell office:value-type="float" office:value="12718">
                <text:p>12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1486">
                <text:p>11486</text:p>
              </table:table-cell>
              <table:table-cell office:value-type="float" office:value="35">
                <text:p>35</text:p>
              </table:table-cell>
              <table:table-cell office:value-type="float" office:value="12274">
                <text:p>12274</text:p>
              </table:table-cell>
              <table:table-cell office:value-type="float" office:value="30">
                <text:p>30</text:p>
              </table:table-cell>
              <table:table-cell office:value-type="float" office:value="11231">
                <text:p>11231</text:p>
              </table:table-cell>
              <table:table-cell office:value-type="float" office:value="30">
                <text:p>30</text:p>
              </table:table-cell>
              <table:table-cell office:value-type="float" office:value="12380">
                <text:p>12380</text:p>
              </table:table-cell>
              <table:table-cell office:value-type="float" office:value="25">
                <text:p>25</text:p>
              </table:table-cell>
              <table:table-cell office:value-type="float" office:value="10946">
                <text:p>10946</text:p>
              </table:table-cell>
              <table:table-cell office:value-type="float" office:value="45">
                <text:p>45</text:p>
              </table:table-cell>
              <table:table-cell office:value-type="float" office:value="13592">
                <text:p>13592</text:p>
              </table:table-cell>
              <table:table-cell office:value-type="float" office:value="30">
                <text:p>30</text:p>
              </table:table-cell>
              <table:table-cell office:value-type="float" office:value="13152">
                <text:p>13152</text:p>
              </table:table-cell>
              <table:table-cell office:value-type="float" office:value="30">
                <text:p>30</text:p>
              </table:table-cell>
              <table:table-cell office:value-type="float" office:value="13235">
                <text:p>13235</text:p>
              </table:table-cell>
              <table:table-cell office:value-type="float" office:value="30">
                <text:p>30</text:p>
              </table:table-cell>
              <table:table-cell office:value-type="float" office:value="13264">
                <text:p>13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3061">
                <text:p>13061</text:p>
              </table:table-cell>
              <table:table-cell office:value-type="float" office:value="30">
                <text:p>30</text:p>
              </table:table-cell>
              <table:table-cell office:value-type="float" office:value="12788">
                <text:p>12788</text:p>
              </table:table-cell>
              <table:table-cell office:value-type="float" office:value="35">
                <text:p>35</text:p>
              </table:table-cell>
              <table:table-cell office:value-type="float" office:value="11584">
                <text:p>11584</text:p>
              </table:table-cell>
              <table:table-cell office:value-type="float" office:value="35">
                <text:p>35</text:p>
              </table:table-cell>
              <table:table-cell office:value-type="float" office:value="12415">
                <text:p>12415</text:p>
              </table:table-cell>
              <table:table-cell office:value-type="float" office:value="30">
                <text:p>30</text:p>
              </table:table-cell>
              <table:table-cell office:value-type="float" office:value="12273">
                <text:p>12273</text:p>
              </table:table-cell>
              <table:table-cell office:value-type="float" office:value="50">
                <text:p>50</text:p>
              </table:table-cell>
              <table:table-cell office:value-type="float" office:value="13504">
                <text:p>13504</text:p>
              </table:table-cell>
              <table:table-cell office:value-type="float" office:value="35">
                <text:p>35</text:p>
              </table:table-cell>
              <table:table-cell office:value-type="float" office:value="13134">
                <text:p>13134</text:p>
              </table:table-cell>
              <table:table-cell office:value-type="float" office:value="35">
                <text:p>35</text:p>
              </table:table-cell>
              <table:table-cell office:value-type="float" office:value="13322">
                <text:p>13322</text:p>
              </table:table-cell>
              <table:table-cell office:value-type="float" office:value="35">
                <text:p>35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2604">
                <text:p>12604</text:p>
              </table:table-cell>
              <table:table-cell office:value-type="float" office:value="95">
                <text:p>95</text:p>
              </table:table-cell>
              <table:table-cell office:value-type="float" office:value="12871">
                <text:p>12871</text:p>
              </table:table-cell>
              <table:table-cell office:value-type="float" office:value="40">
                <text:p>40</text:p>
              </table:table-cell>
              <table:table-cell office:value-type="float" office:value="12255">
                <text:p>12255</text:p>
              </table:table-cell>
              <table:table-cell office:value-type="float" office:value="40">
                <text:p>40</text:p>
              </table:table-cell>
              <table:table-cell office:value-type="float" office:value="13116">
                <text:p>13116</text:p>
              </table:table-cell>
              <table:table-cell office:value-type="float" office:value="35">
                <text:p>35</text:p>
              </table:table-cell>
              <table:table-cell office:value-type="float" office:value="12573">
                <text:p>12573</text:p>
              </table:table-cell>
              <table:table-cell office:value-type="float" office:value="50">
                <text:p>50</text:p>
              </table:table-cell>
              <table:table-cell office:value-type="float" office:value="13504">
                <text:p>13504</text:p>
              </table:table-cell>
              <table:table-cell office:value-type="float" office:value="40">
                <text:p>40</text:p>
              </table:table-cell>
              <table:table-cell office:value-type="float" office:value="13599">
                <text:p>13599</text:p>
              </table:table-cell>
              <table:table-cell office:value-type="float" office:value="40">
                <text:p>40</text:p>
              </table:table-cell>
              <table:table-cell office:value-type="float" office:value="13795">
                <text:p>13795</text:p>
              </table:table-cell>
              <table:table-cell office:value-type="float" office:value="40">
                <text:p>40</text:p>
              </table:table-cell>
              <table:table-cell office:value-type="float" office:value="13879">
                <text:p>13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3063">
                <text:p>13063</text:p>
              </table:table-cell>
              <table:table-cell office:value-type="float" office:value="85">
                <text:p>85</text:p>
              </table:table-cell>
              <table:table-cell office:value-type="float" office:value="13272">
                <text:p>13272</text:p>
              </table:table-cell>
              <table:table-cell office:value-type="float" office:value="45">
                <text:p>45</text:p>
              </table:table-cell>
              <table:table-cell office:value-type="float" office:value="12449">
                <text:p>12449</text:p>
              </table:table-cell>
              <table:table-cell office:value-type="float" office:value="45">
                <text:p>45</text:p>
              </table:table-cell>
              <table:table-cell office:value-type="float" office:value="13486">
                <text:p>13486</text:p>
              </table:table-cell>
              <table:table-cell office:value-type="float" office:value="40">
                <text:p>40</text:p>
              </table:table-cell>
              <table:table-cell office:value-type="float" office:value="13094">
                <text:p>13094</text:p>
              </table:table-cell>
              <table:table-cell office:value-type="float" office:value="60">
                <text:p>60</text:p>
              </table:table-cell>
              <table:table-cell office:value-type="float" office:value="13253">
                <text:p>13253</text:p>
              </table:table-cell>
              <table:table-cell office:value-type="float" office:value="45">
                <text:p>45</text:p>
              </table:table-cell>
              <table:table-cell office:value-type="float" office:value="13712">
                <text:p>13712</text:p>
              </table:table-cell>
              <table:table-cell office:value-type="float" office:value="45">
                <text:p>45</text:p>
              </table:table-cell>
              <table:table-cell office:value-type="float" office:value="13959">
                <text:p>13959</text:p>
              </table:table-cell>
              <table:table-cell office:value-type="float" office:value="45">
                <text:p>45</text:p>
              </table:table-cell>
              <table:table-cell office:value-type="float" office:value="13886">
                <text:p>13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3093">
                <text:p>13093</text:p>
              </table:table-cell>
              <table:table-cell office:value-type="float" office:value="60">
                <text:p>60</text:p>
              </table:table-cell>
              <table:table-cell office:value-type="float" office:value="13270">
                <text:p>13270</text:p>
              </table:table-cell>
              <table:table-cell office:value-type="float" office:value="50">
                <text:p>50</text:p>
              </table:table-cell>
              <table:table-cell office:value-type="float" office:value="12594">
                <text:p>12594</text:p>
              </table:table-cell>
              <table:table-cell office:value-type="float" office:value="50">
                <text:p>50</text:p>
              </table:table-cell>
              <table:table-cell office:value-type="float" office:value="13210">
                <text:p>13210</text:p>
              </table:table-cell>
              <table:table-cell office:value-type="float" office:value="45">
                <text:p>45</text:p>
              </table:table-cell>
              <table:table-cell office:value-type="float" office:value="13649">
                <text:p>13649</text:p>
              </table:table-cell>
              <table:table-cell office:value-type="float" office:value="70">
                <text:p>70</text:p>
              </table:table-cell>
              <table:table-cell office:value-type="float" office:value="12412">
                <text:p>12412</text:p>
              </table:table-cell>
              <table:table-cell office:value-type="float" office:value="50">
                <text:p>50</text:p>
              </table:table-cell>
              <table:table-cell office:value-type="float" office:value="13590">
                <text:p>13590</text:p>
              </table:table-cell>
              <table:table-cell office:value-type="float" office:value="50">
                <text:p>50</text:p>
              </table:table-cell>
              <table:table-cell office:value-type="float" office:value="13893">
                <text:p>13893</text:p>
              </table:table-cell>
              <table:table-cell office:value-type="float" office:value="50">
                <text:p>50</text:p>
              </table:table-cell>
              <table:table-cell office:value-type="float" office:value="14022">
                <text:p>14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3082">
                <text:p>13082</text:p>
              </table:table-cell>
              <table:table-cell office:value-type="float" office:value="100">
                <text:p>100</text:p>
              </table:table-cell>
              <table:table-cell office:value-type="float" office:value="13274">
                <text:p>13274</text:p>
              </table:table-cell>
              <table:table-cell office:value-type="float" office:value="55">
                <text:p>55</text:p>
              </table:table-cell>
              <table:table-cell office:value-type="float" office:value="12676">
                <text:p>12676</text:p>
              </table:table-cell>
              <table:table-cell office:value-type="float" office:value="55">
                <text:p>55</text:p>
              </table:table-cell>
              <table:table-cell office:value-type="float" office:value="13484">
                <text:p>13484</text:p>
              </table:table-cell>
              <table:table-cell office:value-type="float" office:value="50">
                <text:p>50</text:p>
              </table:table-cell>
              <table:table-cell office:value-type="float" office:value="13681">
                <text:p>13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3568">
                <text:p>13568</text:p>
              </table:table-cell>
              <table:table-cell office:value-type="float" office:value="55">
                <text:p>55</text:p>
              </table:table-cell>
              <table:table-cell office:value-type="float" office:value="13854">
                <text:p>13854</text:p>
              </table:table-cell>
              <table:table-cell office:value-type="float" office:value="55">
                <text:p>55</text:p>
              </table:table-cell>
              <table:table-cell office:value-type="float" office:value="13995">
                <text:p>13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3274">
                <text:p>13274</text:p>
              </table:table-cell>
              <table:table-cell office:value-type="float" office:value="50">
                <text:p>50</text:p>
              </table:table-cell>
              <table:table-cell office:value-type="float" office:value="13324">
                <text:p>13324</text:p>
              </table:table-cell>
              <table:table-cell office:value-type="float" office:value="60">
                <text:p>60</text:p>
              </table:table-cell>
              <table:table-cell office:value-type="float" office:value="12641">
                <text:p>12641</text:p>
              </table:table-cell>
              <table:table-cell office:value-type="float" office:value="60">
                <text:p>60</text:p>
              </table:table-cell>
              <table:table-cell office:value-type="float" office:value="13477">
                <text:p>13477</text:p>
              </table:table-cell>
              <table:table-cell office:value-type="float" office:value="55">
                <text:p>55</text:p>
              </table:table-cell>
              <table:table-cell office:value-type="float" office:value="13225">
                <text:p>1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3527">
                <text:p>13527</text:p>
              </table:table-cell>
              <table:table-cell office:value-type="float" office:value="60">
                <text:p>60</text:p>
              </table:table-cell>
              <table:table-cell office:value-type="float" office:value="13893">
                <text:p>13893</text:p>
              </table:table-cell>
              <table:table-cell office:value-type="float" office:value="60">
                <text:p>60</text:p>
              </table:table-cell>
              <table:table-cell office:value-type="float" office:value="13996">
                <text:p>13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3092">
                <text:p>13092</text:p>
              </table:table-cell>
              <table:table-cell office:value-type="float" office:value="40">
                <text:p>40</text:p>
              </table:table-cell>
              <table:table-cell office:value-type="float" office:value="13315">
                <text:p>13315</text:p>
              </table:table-cell>
              <table:table-cell office:value-type="float" office:value="65">
                <text:p>65</text:p>
              </table:table-cell>
              <table:table-cell office:value-type="float" office:value="12451">
                <text:p>12451</text:p>
              </table:table-cell>
              <table:table-cell office:value-type="float" office:value="65">
                <text:p>65</text:p>
              </table:table-cell>
              <table:table-cell office:value-type="float" office:value="13542">
                <text:p>13542</text:p>
              </table:table-cell>
              <table:table-cell office:value-type="float" office:value="60">
                <text:p>60</text:p>
              </table:table-cell>
              <table:table-cell office:value-type="float" office:value="13310">
                <text:p>13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3724">
                <text:p>13724</text:p>
              </table:table-cell>
              <table:table-cell office:value-type="float" office:value="65">
                <text:p>65</text:p>
              </table:table-cell>
              <table:table-cell office:value-type="float" office:value="13899">
                <text:p>13899</text:p>
              </table:table-cell>
              <table:table-cell office:value-type="float" office:value="65">
                <text:p>65</text:p>
              </table:table-cell>
              <table:table-cell office:value-type="float" office:value="13991">
                <text:p>13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3267">
                <text:p>13267</text:p>
              </table:table-cell>
              <table:table-cell office:value-type="float" office:value="45">
                <text:p>45</text:p>
              </table:table-cell>
              <table:table-cell office:value-type="float" office:value="13275">
                <text:p>13275</text:p>
              </table:table-cell>
              <table:table-cell office:value-type="float" office:value="70">
                <text:p>70</text:p>
              </table:table-cell>
              <table:table-cell office:value-type="float" office:value="12407">
                <text:p>12407</text:p>
              </table:table-cell>
              <table:table-cell office:value-type="float" office:value="70">
                <text:p>70</text:p>
              </table:table-cell>
              <table:table-cell office:value-type="float" office:value="13509">
                <text:p>13509</text:p>
              </table:table-cell>
              <table:table-cell office:value-type="float" office:value="65">
                <text:p>65</text:p>
              </table:table-cell>
              <table:table-cell office:value-type="float" office:value="13009">
                <text:p>1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3528">
                <text:p>13528</text:p>
              </table:table-cell>
              <table:table-cell office:value-type="float" office:value="70">
                <text:p>70</text:p>
              </table:table-cell>
              <table:table-cell office:value-type="float" office:value="13855">
                <text:p>13855</text:p>
              </table:table-cell>
              <table:table-cell office:value-type="float" office:value="70">
                <text:p>70</text:p>
              </table:table-cell>
              <table:table-cell office:value-type="float" office:value="13906">
                <text:p>13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3240">
                <text:p>13240</text:p>
              </table:table-cell>
              <table:table-cell office:value-type="float" office:value="65">
                <text:p>65</text:p>
              </table:table-cell>
              <table:table-cell office:value-type="float" office:value="13337">
                <text:p>13337</text:p>
              </table:table-cell>
              <table:table-cell office:value-type="float" office:value="75">
                <text:p>75</text:p>
              </table:table-cell>
              <table:table-cell office:value-type="float" office:value="12457">
                <text:p>12457</text:p>
              </table:table-cell>
              <table:table-cell office:value-type="float" office:value="75">
                <text:p>75</text:p>
              </table:table-cell>
              <table:table-cell office:value-type="float" office:value="13475">
                <text:p>13475</text:p>
              </table:table-cell>
              <table:table-cell office:value-type="float" office:value="65">
                <text:p>65</text:p>
              </table:table-cell>
              <table:table-cell office:value-type="float" office:value="13009">
                <text:p>1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3709">
                <text:p>13709</text:p>
              </table:table-cell>
              <table:table-cell office:value-type="float" office:value="75">
                <text:p>75</text:p>
              </table:table-cell>
              <table:table-cell office:value-type="float" office:value="13865">
                <text:p>13865</text:p>
              </table:table-cell>
              <table:table-cell office:value-type="float" office:value="75">
                <text:p>75</text:p>
              </table:table-cell>
              <table:table-cell office:value-type="float" office:value="13946">
                <text:p>13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3285">
                <text:p>13285</text:p>
              </table:table-cell>
              <table:table-cell office:value-type="float" office:value="55">
                <text:p>55</text:p>
              </table:table-cell>
              <table:table-cell office:value-type="float" office:value="13376">
                <text:p>13376</text:p>
              </table:table-cell>
              <table:table-cell office:value-type="float" office:value="80">
                <text:p>80</text:p>
              </table:table-cell>
              <table:table-cell office:value-type="float" office:value="12000">
                <text:p>12000</text:p>
              </table:table-cell>
              <table:table-cell office:value-type="float" office:value="80">
                <text:p>80</text:p>
              </table:table-cell>
              <table:table-cell office:value-type="float" office:value="13542">
                <text:p>13542</text:p>
              </table:table-cell>
              <table:table-cell office:value-type="float" office:value="70">
                <text:p>70</text:p>
              </table:table-cell>
              <table:table-cell office:value-type="float" office:value="12767">
                <text:p>1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3561">
                <text:p>13561</text:p>
              </table:table-cell>
              <table:table-cell office:value-type="float" office:value="80">
                <text:p>80</text:p>
              </table:table-cell>
              <table:table-cell office:value-type="float" office:value="13846">
                <text:p>13846</text:p>
              </table:table-cell>
              <table:table-cell office:value-type="float" office:value="80">
                <text:p>80</text:p>
              </table:table-cell>
              <table:table-cell office:value-type="float" office:value="13945">
                <text:p>13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3115">
                <text:p>13115</text:p>
              </table:table-cell>
              <table:table-cell office:value-type="float" office:value="90">
                <text:p>90</text:p>
              </table:table-cell>
              <table:table-cell office:value-type="float" office:value="13364">
                <text:p>13364</text:p>
              </table:table-cell>
              <table:table-cell office:value-type="float" office:value="85">
                <text:p>85</text:p>
              </table:table-cell>
              <table:table-cell office:value-type="float" office:value="11959">
                <text:p>11959</text:p>
              </table:table-cell>
              <table:table-cell office:value-type="float" office:value="85">
                <text:p>85</text:p>
              </table:table-cell>
              <table:table-cell office:value-type="float" office:value="13490">
                <text:p>13490</text:p>
              </table:table-cell>
              <table:table-cell office:value-type="float" office:value="75">
                <text:p>75</text:p>
              </table:table-cell>
              <table:table-cell office:value-type="float" office:value="12609">
                <text:p>1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13716">
                <text:p>13716</text:p>
              </table:table-cell>
              <table:table-cell office:value-type="float" office:value="85">
                <text:p>85</text:p>
              </table:table-cell>
              <table:table-cell office:value-type="float" office:value="13922">
                <text:p>13922</text:p>
              </table:table-cell>
              <table:table-cell office:value-type="float" office:value="85">
                <text:p>85</text:p>
              </table:table-cell>
              <table:table-cell office:value-type="float" office:value="13967">
                <text:p>13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3086">
                <text:p>13086</text:p>
              </table:table-cell>
              <table:table-cell office:value-type="float" office:value="70">
                <text:p>70</text:p>
              </table:table-cell>
              <table:table-cell office:value-type="float" office:value="13342">
                <text:p>13342</text:p>
              </table:table-cell>
              <table:table-cell office:value-type="float" office:value="90">
                <text:p>90</text:p>
              </table:table-cell>
              <table:table-cell office:value-type="float" office:value="11967">
                <text:p>11967</text:p>
              </table:table-cell>
              <table:table-cell office:value-type="float" office:value="90">
                <text:p>90</text:p>
              </table:table-cell>
              <table:table-cell office:value-type="float" office:value="13542">
                <text:p>13542</text:p>
              </table:table-cell>
              <table:table-cell office:value-type="float" office:value="80">
                <text:p>80</text:p>
              </table:table-cell>
              <table:table-cell office:value-type="float" office:value="12400">
                <text:p>1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3559">
                <text:p>13559</text:p>
              </table:table-cell>
              <table:table-cell office:value-type="float" office:value="90">
                <text:p>90</text:p>
              </table:table-cell>
              <table:table-cell office:value-type="float" office:value="13891">
                <text:p>13891</text:p>
              </table:table-cell>
              <table:table-cell office:value-type="float" office:value="90">
                <text:p>90</text:p>
              </table:table-cell>
              <table:table-cell office:value-type="float" office:value="14014">
                <text:p>14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2929">
                <text:p>12929</text:p>
              </table:table-cell>
              <table:table-cell office:value-type="float" office:value="80">
                <text:p>80</text:p>
              </table:table-cell>
              <table:table-cell office:value-type="float" office:value="13341">
                <text:p>13341</text:p>
              </table:table-cell>
              <table:table-cell office:value-type="float" office:value="95">
                <text:p>95</text:p>
              </table:table-cell>
              <table:table-cell office:value-type="float" office:value="11465">
                <text:p>11465</text:p>
              </table:table-cell>
              <table:table-cell office:value-type="float" office:value="95">
                <text:p>95</text:p>
              </table:table-cell>
              <table:table-cell office:value-type="float" office:value="13281">
                <text:p>13281</text:p>
              </table:table-cell>
              <table:table-cell office:value-type="float" office:value="85">
                <text:p>85</text:p>
              </table:table-cell>
              <table:table-cell office:value-type="float" office:value="11511">
                <text:p>1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13524">
                <text:p>13524</text:p>
              </table:table-cell>
              <table:table-cell office:value-type="float" office:value="95">
                <text:p>95</text:p>
              </table:table-cell>
              <table:table-cell office:value-type="float" office:value="13891">
                <text:p>13891</text:p>
              </table:table-cell>
              <table:table-cell office:value-type="float" office:value="95">
                <text:p>95</text:p>
              </table:table-cell>
              <table:table-cell office:value-type="float" office:value="13937">
                <text:p>139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3062">
                <text:p>13062</text:p>
              </table:table-cell>
              <table:table-cell office:value-type="float" office:value="75">
                <text:p>75</text:p>
              </table:table-cell>
              <table:table-cell office:value-type="float" office:value="13313">
                <text:p>13313</text:p>
              </table:table-cell>
              <table:table-cell office:value-type="float" office:value="100">
                <text:p>100</text:p>
              </table:table-cell>
              <table:table-cell office:value-type="float" office:value="11637">
                <text:p>11637</text:p>
              </table:table-cell>
              <table:table-cell office:value-type="float" office:value="100">
                <text:p>100</text:p>
              </table:table-cell>
              <table:table-cell office:value-type="float" office:value="13507">
                <text:p>13507</text:p>
              </table:table-cell>
              <table:table-cell office:value-type="float" office:value="90">
                <text:p>90</text:p>
              </table:table-cell>
              <table:table-cell office:value-type="float" office:value="11110">
                <text:p>1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3187">
                <text:p>13187</text:p>
              </table:table-cell>
              <table:table-cell office:value-type="float" office:value="100">
                <text:p>100</text:p>
              </table:table-cell>
              <table:table-cell office:value-type="float" office:value="13900">
                <text:p>13900</text:p>
              </table:table-cell>
              <table:table-cell office:value-type="float" office:value="100">
                <text:p>100</text:p>
              </table:table-cell>
              <table:table-cell office:value-type="float" office:value="13855">
                <text:p>13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10838">
                <text:p>10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168">
                <text:p>1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